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181d" officeooo:paragraph-rsid="001e181d"/>
    </style:style>
    <style:style style:name="P2" style:family="paragraph" style:parent-style-name="Standard">
      <style:text-properties officeooo:rsid="001e181d" officeooo:paragraph-rsid="001f4fac"/>
    </style:style>
    <style:style style:name="P3" style:family="paragraph" style:parent-style-name="Standard">
      <style:text-properties officeooo:rsid="001e181d" officeooo:paragraph-rsid="0028020c"/>
    </style:style>
    <style:style style:name="P4" style:family="paragraph" style:parent-style-name="Standard">
      <style:text-properties officeooo:rsid="001f4fac" officeooo:paragraph-rsid="001f4fac"/>
    </style:style>
    <style:style style:name="P5" style:family="paragraph" style:parent-style-name="Standard">
      <style:text-properties officeooo:rsid="0021a78c" officeooo:paragraph-rsid="0021a78c"/>
    </style:style>
    <style:style style:name="P6" style:family="paragraph" style:parent-style-name="Standard">
      <style:text-properties officeooo:rsid="00220de7" officeooo:paragraph-rsid="00220de7"/>
    </style:style>
    <style:style style:name="P7" style:family="paragraph" style:parent-style-name="Standard">
      <style:text-properties officeooo:rsid="002381ef" officeooo:paragraph-rsid="002381ef"/>
    </style:style>
    <style:style style:name="P8" style:family="paragraph" style:parent-style-name="Standard">
      <style:text-properties officeooo:rsid="00244af2" officeooo:paragraph-rsid="00244af2"/>
    </style:style>
    <style:style style:name="P9" style:family="paragraph" style:parent-style-name="Standard">
      <style:text-properties officeooo:rsid="002633b8" officeooo:paragraph-rsid="002633b8"/>
    </style:style>
    <style:style style:name="P10" style:family="paragraph" style:parent-style-name="Standard">
      <style:text-properties officeooo:rsid="001cd18f" officeooo:paragraph-rsid="001cd18f"/>
    </style:style>
    <style:style style:name="P11" style:family="paragraph" style:parent-style-name="Standard">
      <style:text-properties officeooo:rsid="0028020c" officeooo:paragraph-rsid="0028020c"/>
    </style:style>
    <style:style style:name="P12" style:family="paragraph" style:parent-style-name="Standard">
      <style:text-properties fo:font-size="24pt" officeooo:rsid="00290850" officeooo:paragraph-rsid="00290850" style:font-size-asian="24pt" style:font-size-complex="24pt"/>
    </style:style>
    <style:style style:name="P13" style:family="paragraph" style:parent-style-name="Standard">
      <style:text-properties fo:font-size="24pt" officeooo:rsid="0021a78c" officeooo:paragraph-rsid="0021a78c" style:font-size-asian="24pt" style:font-size-complex="24pt"/>
    </style:style>
    <style:style style:name="P14" style:family="paragraph" style:parent-style-name="Standard">
      <style:text-properties officeooo:rsid="002a468a" officeooo:paragraph-rsid="002a468a"/>
    </style:style>
    <style:style style:name="P15" style:family="paragraph" style:parent-style-name="Standard" style:list-style-name="L1">
      <style:text-properties officeooo:rsid="001cd18f" officeooo:paragraph-rsid="001cd18f"/>
    </style:style>
    <style:style style:name="P16" style:family="paragraph" style:parent-style-name="Standard" style:list-style-name="L1">
      <style:text-properties officeooo:rsid="001cd18f" officeooo:paragraph-rsid="001d34d8"/>
    </style:style>
    <style:style style:name="P17" style:family="paragraph" style:parent-style-name="Standard" style:list-style-name="L2">
      <style:text-properties officeooo:rsid="001cd18f" officeooo:paragraph-rsid="001d34d8"/>
    </style:style>
    <style:style style:name="P18" style:family="paragraph" style:parent-style-name="Standard" style:list-style-name="L2">
      <style:text-properties officeooo:rsid="001cd18f" officeooo:paragraph-rsid="001cd18f"/>
    </style:style>
    <style:style style:name="P19" style:family="paragraph" style:parent-style-name="Standard" style:list-style-name="L2">
      <style:text-properties officeooo:rsid="001cd18f" officeooo:paragraph-rsid="001e181d"/>
    </style:style>
    <style:style style:name="P20" style:family="paragraph" style:parent-style-name="Standard" style:list-style-name="L2">
      <style:text-properties officeooo:rsid="001e181d" officeooo:paragraph-rsid="001e181d"/>
    </style:style>
    <style:style style:name="P21" style:family="paragraph" style:parent-style-name="Standard" style:list-style-name="L3">
      <style:text-properties officeooo:rsid="001e181d" officeooo:paragraph-rsid="001e181d"/>
    </style:style>
    <style:style style:name="P22" style:family="paragraph" style:parent-style-name="Standard" style:list-style-name="L4">
      <style:text-properties officeooo:rsid="001f4fac" officeooo:paragraph-rsid="001f4fac"/>
    </style:style>
    <style:style style:name="P23" style:family="paragraph" style:parent-style-name="Standard" style:list-style-name="L5">
      <style:text-properties officeooo:rsid="001f4fac" officeooo:paragraph-rsid="001f4fac"/>
    </style:style>
    <style:style style:name="P24" style:family="paragraph" style:parent-style-name="Standard" style:list-style-name="L6">
      <style:text-properties officeooo:rsid="001f4fac" officeooo:paragraph-rsid="001f4fac"/>
    </style:style>
    <style:style style:name="P25" style:family="paragraph" style:parent-style-name="Standard" style:list-style-name="L7">
      <style:text-properties officeooo:rsid="00290850" officeooo:paragraph-rsid="00290850"/>
    </style:style>
    <style:style style:name="P26" style:family="paragraph" style:parent-style-name="Standard" style:list-style-name="L8">
      <style:text-properties officeooo:rsid="00290850" officeooo:paragraph-rsid="00290850"/>
    </style:style>
    <style:style style:name="P27" style:family="paragraph" style:parent-style-name="Standard" style:list-style-name="L9">
      <style:text-properties officeooo:rsid="00290850" officeooo:paragraph-rsid="00290850"/>
    </style:style>
    <style:style style:name="P28" style:family="paragraph" style:parent-style-name="Standard" style:list-style-name="L10">
      <style:text-properties officeooo:paragraph-rsid="0021a78c"/>
    </style:style>
    <style:style style:name="P29" style:family="paragraph" style:parent-style-name="Standard" style:list-style-name="L10">
      <style:text-properties officeooo:rsid="0021a78c" officeooo:paragraph-rsid="0021a78c"/>
    </style:style>
    <style:style style:name="P30" style:family="paragraph" style:parent-style-name="Standard" style:list-style-name="L11">
      <style:text-properties officeooo:paragraph-rsid="0021a78c"/>
    </style:style>
    <style:style style:name="P31" style:family="paragraph" style:parent-style-name="Standard" style:list-style-name="L11">
      <style:text-properties officeooo:rsid="00220de7" officeooo:paragraph-rsid="00220de7"/>
    </style:style>
    <style:style style:name="P32" style:family="paragraph" style:parent-style-name="Standard" style:list-style-name="L12">
      <style:text-properties officeooo:rsid="00220de7" officeooo:paragraph-rsid="00220de7"/>
    </style:style>
    <style:style style:name="P33" style:family="paragraph" style:parent-style-name="Standard">
      <style:text-properties officeooo:rsid="002a468a" officeooo:paragraph-rsid="002a468a"/>
    </style:style>
    <style:style style:name="P34" style:family="paragraph" style:parent-style-name="Standard">
      <style:text-properties officeooo:rsid="002de8f1" officeooo:paragraph-rsid="002de8f1"/>
    </style:style>
    <style:style style:name="P35" style:family="paragraph" style:parent-style-name="Standard">
      <style:text-properties officeooo:rsid="002f999c" officeooo:paragraph-rsid="002f999c"/>
    </style:style>
    <style:style style:name="T1" style:family="text">
      <style:text-properties officeooo:rsid="001d34d8"/>
    </style:style>
    <style:style style:name="T2" style:family="text">
      <style:text-properties officeooo:rsid="001e181d"/>
    </style:style>
    <style:style style:name="T3" style:family="text">
      <style:text-properties officeooo:rsid="00208470"/>
    </style:style>
    <style:style style:name="T4" style:family="text">
      <style:text-properties officeooo:rsid="0021a78c"/>
    </style:style>
    <style:style style:name="T5" style:family="text">
      <style:text-properties officeooo:rsid="0021db07"/>
    </style:style>
    <style:style style:name="T6" style:family="text">
      <style:text-properties officeooo:rsid="002381ef"/>
    </style:style>
    <style:style style:name="T7" style:family="text">
      <style:text-properties officeooo:rsid="0025bd3d"/>
    </style:style>
    <style:style style:name="T8" style:family="text">
      <style:text-properties officeooo:rsid="0028020c"/>
    </style:style>
    <style:style style:name="T9" style:family="text">
      <style:text-properties officeooo:rsid="001f4fa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DJANGO</text:p>
      <text:p text:style-name="P10"/>
      <text:p text:style-name="P10"/>
      <text:list xml:id="list3879896414" text:style-name="L1">
        <text:list-item>
          <text:p text:style-name="P15">Instalar conda , el conda contiene : django , django rest, pip, cors, y otros.</text:p>
        </text:list-item>
        <text:list-item>
          <text:p text:style-name="P15">Crear el entorno virtual con el siguiente comando: <text:span text:style-name="T1">conda create -n nombreDelEntorno</text:span></text:p>
        </text:list-item>
        <text:list-item>
          <text:p text:style-name="P15">Activo el entorno virtual con el siguiente comando: <text:span text:style-name="T1">conda activate nombreDelEntorno</text:span></text:p>
        </text:list-item>
        <text:list-item>
          <text:p text:style-name="P15">Creo un proyecto django con el siguiente comando:<text:span text:style-name="T1">django-admin startproject nombreDelProyecto</text:span></text:p>
        </text:list-item>
        <text:list-item>
          <text:p text:style-name="P16">Creo una app adentro de django con el siguiente comando: <text:span text:style-name="T1">python3 manage.py startapp nombreDelItem</text:span></text:p>
        </text:list-item>
      </text:list>
      <text:list xml:id="list4022792733" text:style-name="L2">
        <text:list-item>
          <text:p text:style-name="P17"><text:span text:style-name="T1">Creo la base de datos</text:span> con el siguiente comando: <text:span text:style-name="T1">python3 manage.py migrate</text:span></text:p>
        </text:list-item>
        <text:list-item>
          <text:p text:style-name="P18">Creo un super usuario con el siguiente comando: <text:span text:style-name="T1">python3 manage.py createsuperuser</text:span></text:p>
        </text:list-item>
        <text:list-item>
          <text:p text:style-name="P19">Ejecuto la aplicación con el siguiente comando: <text:span text:style-name="T2">python3 manage.py runserver</text:span></text:p>
        </text:list-item>
        <text:list-item>
          <text:p text:style-name="P20">En visual code creo un modelo en el archivo models.py:</text:p>
        </text:list-item>
      </text:list>
      <text:p text:style-name="P1"/>
      <text:p text:style-name="P1"><text:tab/>class nombreModelo (models.Model):</text:p>
      <text:p text:style-name="P1"><text:tab/><text:tab/>descripcion = models.charfield(max_lenght=20)</text:p>
      <text:p text:style-name="P1"/>
      <text:p text:style-name="P1"/>
      <text:list xml:id="list3049278896" text:style-name="L3">
        <text:list-item>
          <text:p text:style-name="P21">Registro el modelo en el archivo admin.py</text:p>
        </text:list-item>
      </text:list>
      <text:p text:style-name="P1"><text:tab/><text:tab/></text:p>
      <text:p text:style-name="P2"><text:tab/>admin.site.register ( nombreModelo )</text:p>
      <text:p text:style-name="P1"/>
      <text:p text:style-name="P1"/>
      <text:list xml:id="list2908749314" text:style-name="L4">
        <text:list-item>
          <text:p text:style-name="P22">Registro la app en el archivo setting.py</text:p>
        </text:list-item>
      </text:list>
      <text:p text:style-name="P4"/>
      <text:p text:style-name="P4"/>
      <text:p text:style-name="P4"><text:tab/>Installed_apps = </text:p>
      <text:p text:style-name="P4"><text:tab/><text:tab/><text:tab/>[</text:p>
      <text:p text:style-name="P4"><text:tab/><text:tab/><text:tab/>‘nombreApp’ </text:p>
      <text:p text:style-name="P4"><text:tab/><text:tab/><text:tab/><text:tab/><text:tab/>]</text:p>
      <text:p text:style-name="P1"><text:tab/></text:p>
      <text:list xml:id="list2038078285" text:style-name="L5">
        <text:list-item>
          <text:p text:style-name="P23">Creo un archivo llamado serializers.py ejemplo: nombreDelItemSerializer.py</text:p>
        </text:list-item>
      </text:list>
      <text:p text:style-name="P4"/>
      <text:p text:style-name="P4"><text:tab/>from rest_framework import serializers</text:p>
      <text:p text:style-name="P4"><text:tab/>from nombreDelItem.models import nombreDelItem</text:p>
      <text:p text:style-name="P4"/>
      <text:p text:style-name="P4"><text:tab/>class NombreDelItemSerializer(serializers.ModelSerializer):</text:p>
      <text:p text:style-name="P4"><text:tab/><text:tab/>Class Meta:</text:p>
      <text:p text:style-name="P4"><text:tab/><text:tab/> <text:s text:c="6"/>Model = NombreDelItem</text:p>
      <text:p text:style-name="P4"><text:tab/><text:tab/> <text:s text:c="6"/>fields = “__all__”</text:p>
      <text:list xml:id="list2910357112" text:style-name="L6">
        <text:list-item>
          <text:p text:style-name="P24">Creo un archivo llamado view.py ejemplo: nombreDelItemView.py</text:p>
        </text:list-item>
      </text:list>
      <text:p text:style-name="P4"/>
      <text:p text:style-name="P4"><text:tab/>from rest_framework import generics</text:p>
      <text:p text:style-name="P4"><text:tab/>from nombreDelItem.serializers import NombreDelItemSerializer</text:p>
      <text:p text:style-name="P4"><text:tab/>from nombreDelItem.models import NombreDelItem</text:p>
      <text:p text:style-name="P4"/>
      <text:p text:style-name="P4"><text:tab/>class NombreDelItemList ( generics.ListCreateApiView):</text:p>
      <text:p text:style-name="P4"><text:tab/><text:tab/>queryset = NombreDelItem.objects.all()</text:p>
      <text:p text:style-name="P4"><text:tab/><text:tab/>serializer_class <text:span text:style-name="T3">= NombreDelItemSerializer</text:span></text:p>
      <text:p text:style-name="P1"><text:tab/></text:p>
      <text:p text:style-name="P1"><text:soft-page-break/><text:tab/><text:span text:style-name="T8">class NombreDelItemDetail(generics.retrieveUpdateDestroyAPIView):</text:span></text:p>
      <text:p text:style-name="P1"><text:tab/><text:tab/><text:span text:style-name="T8">queryset = NombreDelItem.objects.all()</text:span></text:p>
      <text:p text:style-name="P3"><text:tab/><text:tab/><text:span text:style-name="T9">serializer_class </text:span><text:span text:style-name="T3">= NombreDelItemSerializer</text:span></text:p>
      <text:p text:style-name="P3"/>
      <text:list xml:id="list3169666650" text:style-name="L7">
        <text:list-item>
          <text:p text:style-name="P25">modificamos la url de la api</text:p>
        </text:list-item>
      </text:list>
      <text:p text:style-name="P11"/>
      <text:p text:style-name="P11">from django conf.urls import path</text:p>
      <text:p text:style-name="P11">from NombreDelItem.views import NombreDelItem</text:p>
      <text:p text:style-name="P11"/>
      <text:p text:style-name="P11">urlpatterns = [</text:p>
      <text:p text:style-name="P11"/>
      <text:p text:style-name="P11"><text:tab/>path(‘lilst/’, NombreDelItem.as_view(), name=’NombreList’),</text:p>
      <text:p text:style-name="P11"><text:tab/>path(‘&lt;int:pk&gt;’,NombreDelItemDetail.as_view(), name=’NombreDetail’),</text:p>
      <text:p text:style-name="P11">]</text:p>
      <text:p text:style-name="P11"/>
      <text:list xml:id="list767656465" text:style-name="L8">
        <text:list-item>
          <text:p text:style-name="P26">modifico la url general</text:p>
        </text:list-item>
      </text:list>
      <text:p text:style-name="P11"/>
      <text:p text:style-name="P11"><text:tab/>path(‘NombreDelItem/’,include(‘NombreDelItem.urls’)),</text:p>
      <text:p text:style-name="P11"/>
      <text:list xml:id="list220892945" text:style-name="L9">
        <text:list-item>
          <text:p text:style-name="P27">realizo makemigrations</text:p>
        </text:list-item>
        <text:list-item>
          <text:p text:style-name="P27">realizo migrate</text:p>
        </text:list-item>
      </text:list>
      <text:p text:style-name="P1"/>
      <text:p text:style-name="P14">permisos de acceso </text:p>
      <text:p text:style-name="P14"/>
      <text:p text:style-name="P14">hay tres permisos de acceso: </text:p>
      <text:p text:style-name="P14">active: son para los usuarios activos.</text:p>
      <text:p text:style-name="P14">Staff status: son para que puedan entrar django admin.</text:p>
      <text:p text:style-name="P14">Super user status: son para que puedan editar y borrar lo que quieran.</text:p>
      <text:p text:style-name="P14"/>
      <text:p text:style-name="P34">En el url.py general coloco un path para logear con rest framework</text:p>
      <text:p text:style-name="P34"/>
      <text:p text:style-name="P34"><text:tab/>utlpatterns = [</text:p>
      <text:p text:style-name="P34"><text:tab/><text:tab/><text:tab/>path(‘api-auth’ , include (‘rest.frameworkurls’),</text:p>
      <text:p text:style-name="P34">Ver video 34</text:p>
      <text:p text:style-name="P34"/>
      <text:p text:style-name="P34">rest_framework = {</text:p>
      <text:p text:style-name="P34"><text:tab/><text:tab/><text:tab/>‘DEFAULT_PERMISSION_CLASES’:[</text:p>
      <text:p text:style-name="P34"><text:tab/><text:tab/><text:tab/><text:tab/><text:tab/>‘rest_framework.permissions.IsAuthenticated’,]</text:p>
      <text:p text:style-name="P34">}</text:p>
      <text:p text:style-name="P34">con el codigo que esta arriba no se puede entrar a nada si no esta logueado.</text:p>
      <text:p text:style-name="P34"/>
      <text:p text:style-name="P34">Para dar permisos a solo logeados pero a las clases que elija yo tengo que adentro de la clase q quiera puedo poner el permiso q quiera.</text:p>
      <text:p text:style-name="P34"/>
      <text:p text:style-name="P34">Class ItemList(generics.ListCreateAPIView):</text:p>
      <text:p text:style-name="P34"><text:tab/>permission_classes = [ IsAuthenticated]</text:p>
      <text:p text:style-name="P34"/>
      <text:p text:style-name="P34">from res_framework.permissions import IsAuthenticated</text:p>
      <text:p text:style-name="P34"/>
      <text:p text:style-name="P34">para crear mi propio permiso y lo aplico del mismo modo</text:p>
      <text:p text:style-name="P34"/>
      <text:p text:style-name="P34">creao un archivo que se llama permissions.py</text:p>
      <text:p text:style-name="P34"><text:soft-page-break/>from rest_framework import permissions</text:p>
      <text:p text:style-name="P34"/>
      <text:p text:style-name="P34">class Item ( permissions.IsAdminUser):</text:p>
      <text:p text:style-name="P34"><text:tab/>def has_permissions(self,resquet,view):</text:p>
      <text:p text:style-name="P34"><text:tab/><text:tab/>if request.method == ‘GET’:</text:p>
      <text:p text:style-name="P34"><text:tab/><text:tab/><text:tab/>return TRUE</text:p>
      <text:p text:style-name="P34"><text:tab/></text:p>
      <text:p text:style-name="P34"><text:tab/><text:tab/>Staff_permission= bool(request.user and request.user.is.staff):</text:p>
      <text:p text:style-name="P34"><text:tab/><text:tab/>return staff_permission</text:p>
      <text:p text:style-name="P34"/>
      <text:p text:style-name="P34">from articulo.api.permissions import permisocreado</text:p>
      <text:p text:style-name="P34"/>
      <text:p text:style-name="P34">class ItemList(generics.ListCreateAPIView):</text:p>
      <text:p text:style-name="P34"><text:tab/>permissions_classes = [ permisoCreado]</text:p>
      <text:p text:style-name="P34"/>
      <text:p text:style-name="P35">el nuevo super user despues de esto en mi tp final es: <text:a xlink:type="simple" xlink:href="mailto:tucajas@gmail.com" text:style-name="Internet_20_link" text:visited-style-name="Visited_20_Internet_20_Link">tucajas@gmail.com</text:a> y el pass es : 1302</text:p>
      <text:p text:style-name="P35">postgres clave tueiak23</text:p>
      <text:p text:style-name="P35"/>
      <text:p text:style-name="P35">apunte ( importante instalar cors, corsheader en el django)</text:p>
      <text:p text:style-name="P35">agregar cors_allowed_origins=(‘http://localhost:4200’,’http://127.0.0.1:8000)</text:p>
      <text:p text:style-name="P1"/>
      <text:p text:style-name="P1"/>
      <text:p text:style-name="P1"/>
      <text:p text:style-name="P13">ANGULAR</text:p>
      <text:p text:style-name="P5"/>
      <text:list xml:id="list2132952227" text:style-name="L10">
        <text:list-item>
          <text:p text:style-name="P29">creo un proyecto angular con el comando: ng new curriculum</text:p>
          <text:p text:style-name="P28"/>
        </text:list-item>
      </text:list>
      <text:p text:style-name="P5"><text:tab/><text:tab/>pregunta si quiero agregar el routing le digo que si</text:p>
      <text:p text:style-name="P5"><text:tab/><text:tab/>pregunta si quiero usar css o otros </text:p>
      <text:p text:style-name="P5"/>
      <text:list xml:id="list1374945305" text:style-name="L11">
        <text:list-item>
          <text:p text:style-name="P30"><text:span text:style-name="T4">abro la carpeta con el </text:span><text:span text:style-name="T5">comando code . (code espacio punto)</text:span></text:p>
        </text:list-item>
        <text:list-item>
          <text:p text:style-name="P31">instalo el angular material adentro del proyecto con el siguiente comando: ng add @angular/material</text:p>
        </text:list-item>
      </text:list>
      <text:p text:style-name="P6"/>
      <text:p text:style-name="P6"><text:tab/>indigo pink : yes</text:p>
      <text:p text:style-name="P6"><text:tab/>styles : yes</text:p>
      <text:p text:style-name="P6"><text:tab/>animacion : yes</text:p>
      <text:list xml:id="list113645891" text:style-name="L12">
        <text:list-item>
          <text:p text:style-name="P32">creamos un modulo para poner todo lo de angular material con el comando : ng g m</text:p>
        </text:list-item>
        <text:list-item>
          <text:p text:style-name="P32">modificamos las rutas en el archivo app routing</text:p>
        </text:list-item>
      </text:list>
      <text:p text:style-name="P6"/>
      <text:p text:style-name="P6"><text:tab/>{</text:p>
      <text:p text:style-name="P6"><text:tab/><text:tab/>path: ‘404’,</text:p>
      <text:p text:style-name="P6"><text:tab/><text:tab/>component: errorComponent,</text:p>
      <text:p text:style-name="P6"><text:tab/>}</text:p>
      <text:p text:style-name="P6"><text:tab/>{</text:p>
      <text:p text:style-name="P6"><text:tab/><text:tab/>path: ‘ejemplo’,</text:p>
      <text:p text:style-name="P6"><text:tab/><text:tab/>component: loadChildren:() =&gt; import <text:tab/><text:tab/><text:tab/><text:tab/>(‘./ejemplo/ejemplo.module’).then(m=&gt;m.ejemploModule)</text:p>
      <text:p text:style-name="P6"><text:tab/>}</text:p>
      <text:p text:style-name="P6"/>
      <text:list xml:id="list74209345601045" text:continue-numbering="true" text:style-name="L12">
        <text:list-item>
          <text:p text:style-name="P32">modificamos el routing del modulo creado como item para hacer el lazyload</text:p>
        </text:list-item>
      </text:list>
      <text:p text:style-name="P6"><text:soft-page-break/><text:tab/></text:p>
      <text:p text:style-name="P6"><text:tab/><text:span text:style-name="T6">[</text:span></text:p>
      <text:p text:style-name="P6"><text:tab/><text:tab/><text:span text:style-name="T6">{</text:span></text:p>
      <text:p text:style-name="P6"><text:tab/><text:tab/><text:tab/><text:span text:style-name="T6">path:’’,</text:span></text:p>
      <text:p text:style-name="P7"><text:tab/><text:tab/><text:tab/>component:homeComponent,</text:p>
      <text:p text:style-name="P7"><text:tab/><text:tab/><text:tab/>children:[</text:p>
      <text:p text:style-name="P7"><text:tab/><text:tab/><text:tab/><text:tab/><text:tab/>{</text:p>
      <text:p text:style-name="P7"><text:tab/><text:tab/><text:tab/><text:tab/><text:tab/><text:tab/>path:’ejemplo’,</text:p>
      <text:p text:style-name="P7"><text:tab/><text:tab/><text:tab/><text:tab/><text:tab/><text:tab/>component: ejemploComponent</text:p>
      <text:p text:style-name="P7"><text:tab/><text:tab/><text:tab/><text:tab/><text:tab/>}</text:p>
      <text:p text:style-name="P7"><text:tab/><text:tab/><text:tab/><text:tab/>]</text:p>
      <text:p text:style-name="P7"><text:tab/><text:tab/>}</text:p>
      <text:p text:style-name="P7"><text:tab/>]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GIT </text:p>
      <text:p text:style-name="P8"/>
      <text:p text:style-name="P8">1-creamos un repositorio nuevo</text:p>
      <text:p text:style-name="P8">2-abrimos una consola y vamos al proyecto </text:p>
      <text:p text:style-name="P8">3-corroboro git , git –version</text:p>
      <text:p text:style-name="P8">4-git config –global user.name tucajas</text:p>
      <text:p text:style-name="P8">5-git config –global user.email <text:a xlink:type="simple" xlink:href="mailto:tucajas@gmail.com" text:style-name="Internet_20_link" text:visited-style-name="Visited_20_Internet_20_Link">tucajas@gmail.com</text:a></text:p>
      <text:p text:style-name="P8">6-git config –global user.password <text:s/>(se agrega el token)</text:p>
      <text:p text:style-name="P8">7-git init</text:p>
      <text:p text:style-name="P8">8-git add .</text:p>
      <text:p text:style-name="P8">9-git commit -m “subiendoproyecto”</text:p>
      <text:p text:style-name="P8">10-git branch -M main</text:p>
      <text:p text:style-name="P8">11-pegamos el link de copia </text:p>
      <text:p text:style-name="P8">12-git push -u <text:s/><text:span text:style-name="T7">origin main</text:span></text:p>
      <text:p text:style-name="P8"/>
      <text:p text:style-name="P8"/>
      <text:p text:style-name="P9">activar entorno virtual en la consola pythonanywhere uso este comando: source ~/virtualenvs/entornoconda/bin/activate</text:p>
      <text:p text:style-name="P9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6:10:02.889949260</meta:creation-date>
    <dc:date>2023-10-10T07:00:19.607938891</dc:date>
    <meta:editing-duration>PT10H29M35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4" meta:paragraph-count="133" meta:word-count="652" meta:character-count="5036" meta:non-whitespace-character-count="4376"/>
  </office:meta>
</office:document-meta>
</file>